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376830882982464" calcext:value-type="float">
            <text:p>0.376830882982464</text:p>
          </table:table-cell>
          <table:table-cell office:value-type="float" office:value="0.48848960947872" calcext:value-type="float">
            <text:p>0.48848960947872</text:p>
          </table:table-cell>
          <table:table-cell office:value-type="float" office:value="0.368644078161286" calcext:value-type="float">
            <text:p>0.36864407816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.488764045628585" calcext:value-type="float">
            <text:p>0.488764045628585</text:p>
          </table:table-cell>
          <table:table-cell office:value-type="float" office:value="0.472826085248804" calcext:value-type="float">
            <text:p>0.472826085248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794176724210916" calcext:value-type="float">
            <text:p>0.794176724210916</text:p>
          </table:table-cell>
          <table:table-cell table:style-name="ce1" office:value-type="float" office:value="0.959735260155533" calcext:value-type="float">
            <text:p>0.959735260155533</text:p>
          </table:table-cell>
          <table:table-cell office:value-type="float" office:value="0.948616602683911" calcext:value-type="float">
            <text:p>0.948616602683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" office:value-type="float" office:value="0.973698934540459" calcext:value-type="float">
            <text:p>0.973698934540459</text:p>
          </table:table-cell>
          <table:table-cell office:value-type="float" office:value="0.97752809125717" calcext:value-type="float">
            <text:p>0.97752809125717</text:p>
          </table:table-cell>
          <table:table-cell office:value-type="float" office:value="0.975883330458759" calcext:value-type="float">
            <text:p>0.975883330458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style-name="ce1" office:value-type="float" office:value="0.965593781262185" calcext:value-type="float">
            <text:p>0.965593781262185</text:p>
          </table:table-cell>
          <table:table-cell office:value-type="float" office:value="0.97752809125717" calcext:value-type="float">
            <text:p>0.97752809125717</text:p>
          </table:table-cell>
          <table:table-cell office:value-type="float" office:value="0.977272718659917" calcext:value-type="float">
            <text:p>0.977272718659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style-name="ce1" office:value-type="float" office:value="0.972067045951908" calcext:value-type="float">
            <text:p>0.972067045951908</text:p>
          </table:table-cell>
          <table:table-cell office:value-type="float" office:value="0.966666667693191" calcext:value-type="float">
            <text:p>0.966666667693191</text:p>
          </table:table-cell>
          <table:table-cell office:value-type="float" office:value="0.95604396219804" calcext:value-type="float">
            <text:p>0.95604396219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0T17:24:25.876586837</dc:date>
    <meta:editing-duration>PT21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